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1.5098in"/>
    </style:style>
    <style:style style:name="co8" style:family="table-column">
      <style:table-column-properties fo:break-before="auto" style:column-width="1.8134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0665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2.2957in"/>
    </style:style>
    <style:style style:name="co14" style:family="table-column">
      <style:table-column-properties fo:break-before="auto" style:column-width="0.1673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0.1909in"/>
    </style:style>
    <style:style style:name="co18" style:family="table-column">
      <style:table-column-properties fo:break-before="auto" style:column-width="0.3154in"/>
    </style:style>
    <style:style style:name="co19" style:family="table-column">
      <style:table-column-properties fo:break-before="auto" style:column-width="0.1339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5882in"/>
    </style:style>
    <style:style style:name="co22" style:family="table-column">
      <style:table-column-properties fo:break-before="auto" style:column-width="0.1453in"/>
    </style:style>
    <style:style style:name="co23" style:family="table-column">
      <style:table-column-properties fo:break-before="auto" style:column-width="1.1409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0.1118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4.2382in"/>
    </style:style>
    <style:style style:name="co28" style:family="table-column">
      <style:table-column-properties fo:break-before="auto" style:column-width="3.5909in"/>
    </style:style>
    <style:style style:name="co29" style:family="table-column">
      <style:table-column-properties fo:break-before="auto" style:column-width="5.95in"/>
    </style:style>
    <style:style style:name="co30" style:family="table-column">
      <style:table-column-properties fo:break-before="auto" style:column-width="3.97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08in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08in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="0.0008in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08in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order-left="0.0008in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fo:background-color="#ccccff" fo:border-left="0.0008in solid #000000" fo:border-right="0.0008in solid #000000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7" style:family="table-cell" style:parent-style-name="Default">
      <style:table-cell-properties fo:border-bottom="0.0008in solid #000000" fo:background-color="#ccccff" fo:border-left="0.0008in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9" style:family="table-cell" style:parent-style-name="Default">
      <style:table-cell-properties fo:background-color="#47b8b8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08in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none" fo:border-right="none" fo:border-top="0.0008in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08in solid #000000" fo:border-right="none" fo:border-top="0.0008in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0.0008in solid #000000" fo:border-top="0.0008in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60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1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f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f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4"/>
          <table:table-cell table:style-name="ce18" office:value-type="string">
            <text:p>Schema Version</text:p>
          </table:table-cell>
          <table:table-cell table:style-name="ce47" office:value-type="string">
            <text:p>1.01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f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f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5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f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f:=[.N65]" office:value-type="string" office:string-value="GeographyId">
            <text:p>GeographyId</text:p>
          </table:table-cell>
          <table:table-cell table:style-name="ce4" table:formula="of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f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f:=[.H40]" office:value-type="string" office:string-value="UserId">
            <text:p>UserId</text:p>
          </table:table-cell>
          <table:table-cell table:style-name="ce20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f:=[.H6]" office:value-type="string" office:string-value="RegionId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table:formula="of:=[.H6]" office:value-type="string" office:string-value="RegionId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f:=[.H6]" office:value-type="string" office:string-value="RegionId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f:=[.H58]" office:value-type="string" office:string-value="SessionId">
            <text:p>SessionId</text:p>
          </table:table-cell>
          <table:table-cell table:style-name="ce24" table:formula="of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table:formula="of:=[.H6]" office:value-type="string" office:string-value="RegionId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f:=[.C6]" office:value-type="string" office:string-value="CountryIso">
            <text:p>CountryIso</text:p>
          </table:table-cell>
          <table:table-cell table:style-name="ce21" table:formula="of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f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2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f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table:formula="of:=[.C19]" office:value-type="string" office:string-value="LangIsoCode">
            <text:p>LangIsoCode</text:p>
          </table:table-cell>
          <table:table-cell table:style-name="ce4" table:formula="of:=[.D19]" office:value-type="string" office:string-value="VARCHAR(3)">
            <text:p>VARCHAR(3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1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6" table:formula="of:=[.Q5]" office:value-type="string" office:string-value="DisasterId">
            <text:p>DisasterId</text:p>
          </table:table-cell>
          <table:table-cell table:style-name="ce20" table:formula="of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4" office:value-type="string">
            <text:p>Record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number-columns-repeated="2"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8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4" office:value-type="string" table:number-columns-spanned="2" table:number-rows-spanned="1">
            <text:p>SessionValue</text:p>
          </table:table-cell>
          <table:covered-table-cell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14"/>
          <table:table-cell table:style-name="ce35" office:value-type="string">
            <text:p>Key</text:p>
          </table:table-cell>
          <table:table-cell table:style-name="ce21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f:=[.N87]" office:value-type="string" office:string-value="EEGroupId">
            <text:p>EEGroupId</text:p>
          </table:table-cell>
          <table:table-cell table:style-name="ce21" table:formula="of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/>
          <table:table-cell table:style-name="ce4"/>
          <table:table-cell table:style-name="ce4" office:value-type="string">
            <text:p>Value</text:p>
          </table:table-cell>
          <table:table-cell table:style-name="ce21" office:value-type="string">
            <text:p>NUMERIC(12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AuxValue</text:p>
          </table:table-cell>
          <table:table-cell table:style-name="ce23" office:value-type="string">
            <text:p>VARCHAR(100)</text:p>
          </table:table-cell>
          <table:table-cell table:style-name="ce21"/>
          <table:table-cell table:number-columns-repeated="2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/>
          <table:table-cell table:style-name="ce4"/>
          <table:table-cell table:style-name="ce36" office:value-type="string" table:number-columns-spanned="2" table:number-rows-spanned="1">
            <text:p>STATUS FIELDS</text:p>
          </table:table-cell>
          <table:covered-table-cell table:style-name="ce20" table:formula="of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37" office:value-type="string">
            <text:p>PUBLIC, PRIVATE, INACTIVE</text:p>
          </table:table-cell>
          <table:table-cell table:style-name="ce38"/>
          <table:table-cell table:style-name="ce23"/>
          <table:table-cell table:number-columns-repeated="2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3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2"/>
        <table:table-column table:style-name="co28" table:default-cell-style-name="ce52"/>
        <table:table-column table:style-name="co26" table:number-columns-repeated="254" table:default-cell-style-name="ce52"/>
        <table:table-row table:style-name="ro1">
          <table:table-cell table:style-name="ce49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50" table:formula="of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51" table:formula="of:=CONCATENATE([Tables.$Q$2];&quot;:&quot;;[Tables.$R$2])" office:value-type="string" office:string-value="Schema Version:1.01">
            <text:p>Schema Version:1.01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>
            <text:p>CREATE TABLE </text:p>
          </table:table-cell>
          <table:table-cell table:number-columns-repeated="255"/>
        </table:table-row>
        <table:table-row table:style-name="ro1">
          <table:table-cell office:value-type="string">
            <text:p>PRIMARY KEY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.$A$5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formula="of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formula="of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formula="of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.$A$5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formula="of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51"/>
          <table:table-cell table:number-columns-repeated="255"/>
        </table:table-row>
        <table:table-row table:style-name="ro1">
          <table:table-cell table:style-name="ce51" table:formula="of:=CONCATENATE([.$A$5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1">
          <table:table-cell table:formula="of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1">
          <table:table-cell table:formula="of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1">
          <table:table-cell table:formula="of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1">
          <table:table-cell table:formula="of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1">
          <table:table-cell table:formula="of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1">
          <table:table-cell table:formula="of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5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table:formula="of:=CONCATENATE(&quot;insert into Info values ('DBVersion','&quot;;[Tables.$R$2];&quot;','','','','');&quot;)" office:value-type="string" office:string-value="insert into Info values ('DBVersion','1.01','','','','');">
            <text:p>insert into Info values ('DBVersion','1.01','','','','');</text:p>
          </table:table-cell>
          <table:table-cell table:number-columns-repeated="255"/>
        </table:table-row>
        <table:table-row table:style-name="ro1" table:number-rows-repeated="416">
          <table:table-cell table:style-name="Default"/>
          <table:table-cell table:number-columns-repeated="255"/>
        </table:table-row>
        <table:table-row table:style-name="ro1" table:number-rows-repeated="64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9" table:default-cell-style-name="ce52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2"/>
        <table:table-row table:style-name="ro1">
          <table:table-cell table:style-name="ce49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50" table:formula="of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1">
          <table:table-cell table:style-name="ce51" table:formula="of:=CONCATENATE([Tables.$Q$2];&quot;:&quot;; [Tables.$R$2])" office:value-type="string" office:string-value="Schema Version:1.01">
            <text:p>Schema Version:1.01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A$5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UserId VARCHAR(20), ">
            <text:p>UserId VARCHAR(2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ngIsoCode VARCHAR(3), ">
            <text:p>LangIsoCode VARCHAR(3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3]; &quot; &quot;; [Tables.I63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4]; &quot; &quot;; [Tables.I64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66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66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8]; &quot; &quot;; [Tables.I68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9]; &quot; &quot;; [Tables.I69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formula="of:=CONCATENATE([Tables.H70]; &quot; &quot;; [Tables.I70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67];&quot;','&quot;; [Tables.H69]; &quot;')&quot;)" office:value-type="string" office:string-value="PRIMARY KEY('SessionId','RecordId')">
            <text:p>PRIMARY KEY('SessionId','Record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A$5]; [Tables.H72]; &quot;;&quot;)" office:value-type="string" office:string-value="DROP TABLE IF EXISTS SessionValue;">
            <text:p>DROP TABLE IF EXISTS SessionValue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72]; &quot;' ( &quot;)" office:value-type="string" office:string-value="CREATE TABLE 'SessionValue' ( ">
            <text:p>CREATE TABLE 'SessionValue' ( </text:p>
          </table:table-cell>
          <table:table-cell table:number-columns-repeated="145"/>
        </table:table-row>
        <table:table-row table:style-name="ro1">
          <table:table-cell table:formula="of:=CONCATENATE([Tables.H73]; &quot; &quot;; [Tables.I73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74]; &quot; &quot;; [Tables.I74]; &quot;, &quot;)" office:value-type="string" office:string-value="Key VARCHAR(50), ">
            <text:p>Key VARCHAR(50), </text:p>
          </table:table-cell>
          <table:table-cell table:number-columns-repeated="145"/>
        </table:table-row>
        <table:table-row table:style-name="ro1">
          <table:table-cell table:formula="of:=CONCATENATE([Tables.H75]; &quot; &quot;; [Tables.I75]; &quot;, &quot;)" office:value-type="string" office:string-value="Value NUMERIC(12), ">
            <text:p>Value NUMERIC(12), </text:p>
          </table:table-cell>
          <table:table-cell table:number-columns-repeated="145"/>
        </table:table-row>
        <table:table-row table:style-name="ro1">
          <table:table-cell table:formula="of:=CONCATENATE([Tables.H76]; &quot; &quot;; [Tables.I76]; &quot;, &quot;)" office:value-type="string" office:string-value="AuxValue VARCHAR(100), ">
            <text:p>AuxValue VARCHAR(100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73];&quot;','&quot;; [Tables.H74]; &quot;')&quot;)" office:value-type="string" office:string-value="PRIMARY KEY('SessionId','Key')">
            <text:p>PRIMARY KEY('SessionId','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5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User VALUES ('root', <text:a xlink:href="mailto:'root@localhost">'root@localhost</text:a>', 'b20177d3f33274a6a12f5795058188c0', 'Portal Administrator', '', '', '', '2011-01-01', '', 1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26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60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2"/>
        <table:table-row table:style-name="ro1">
          <table:table-cell table:style-name="ce58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59" table:formula="of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1">
          <table:table-cell table:style-name="ce51" table:formula="of:=CONCATENATE([Tables.$Q$2];&quot;:&quot;;[Tables.$R$2])" office:value-type="string" office:string-value="Schema Version:1.01">
            <text:p>Schema Version:1.01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61" table:formula="of:=CONCATENATE([BASE.$A$7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1">
          <table:table-cell table:formula="of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formula="of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formula="of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formula="of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1">
          <table:table-cell table:formula="of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1">
          <table:table-cell table:formula="of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1">
          <table:table-cell table:formula="of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1">
          <table:table-cell table:formula="of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1">
          <table:table-cell table:formula="of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1">
          <table:table-cell table:formula="of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 table:number-rows-repeated="653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scale-to-X="2" style:scale-to-Y="1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10:5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ario Yandar</meta:initial-creator>
    <meta:creation-date>2008-05-07T11:20:47</meta:creation-date>
    <dc:date>2011-12-01T10:50:39</dc:date>
    <meta:print-date>2009-08-05T19:09:57</meta:print-date>
    <meta:editing-cycles>402</meta:editing-cycles>
    <meta:editing-duration>PT91H45M33S</meta:editing-duration>
    <meta:document-statistic meta:table-count="4" meta:cell-count="103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